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Euler System Info</text:p>
          </table:table-cell>
          <table:table-cell table:style-name="Default" office:value-type="string" calcext:value-type="string">
            <text:p>6.2.13-100.fc36.x86_64</text:p>
          </table:table-cell>
          <table:table-cell/>
          <table:table-cell office:value-type="string" calcext:value-type="string">
            <text:p>Fedora Release 3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ual Socket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16 Cores Per Socket</text:p>
          </table:table-cell>
          <table:table-cell table:style-name="Default"/>
          <table:table-cell office:value-type="string" calcext:value-type="string">
            <text:p>Intel(R) Xeon(R) Gold 6246R CPU @ 3.40GHz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628 GB memory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gcc (GCC) 12.2.1 20221121 (Red Hat 12.2.1-4)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OpenMPI</text:p>
          </table:table-cell>
          <table:table-cell table:style-name="ce1" office:value-type="string" calcext:value-type="string">
            <text:p>4.1.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METIS</text:p>
          </table:table-cell>
          <table:table-cell table:style-name="ce1" office:value-type="string" calcext:value-type="string">
            <text:p>5.1.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deal.ii (candi)</text:p>
          </table:table-cell>
          <table:table-cell table:style-name="ce1" office:value-type="string" calcext:value-type="string">
            <text:p>9.4.2-r3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adloc</text:p>
          </table:table-cell>
          <table:table-cell table:style-name="ce1" office:value-type="string" calcext:value-type="string">
            <text:p>2.7.2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ARPACK ng</text:p>
          </table:table-cell>
          <table:table-cell table:style-name="ce1" office:value-type="string" calcext:value-type="string">
            <text:p>3.8.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assimp</text:p>
          </table:table-cell>
          <table:table-cell table:style-name="ce1" office:value-type="string" calcext:value-type="string">
            <text:p>4.1.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astyle</text:p>
          </table:table-cell>
          <table:table-cell table:style-name="ce1" office:value-type="float" office:value="2.04" calcext:value-type="float">
            <text:p>2.04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boost</text:p>
          </table:table-cell>
          <table:table-cell table:style-name="ce1" office:value-type="string" calcext:value-type="string">
            <text:p>1.63.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bzip2</text:p>
          </table:table-cell>
          <table:table-cell table:style-name="ce1" office:value-type="string" calcext:value-type="string">
            <text:p>1.0.6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Cmake</text:p>
          </table:table-cell>
          <table:table-cell table:style-name="ce1" office:value-type="string" calcext:value-type="string">
            <text:p>3.20.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Ginkgo</text:p>
          </table:table-cell>
          <table:table-cell table:style-name="ce1" office:value-type="string" calcext:value-type="string">
            <text:p>1.4.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Gmsh</text:p>
          </table:table-cell>
          <table:table-cell table:style-name="ce1" office:value-type="string" calcext:value-type="string">
            <text:p>4.8.4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GSL</text:p>
          </table:table-cell>
          <table:table-cell table:style-name="ce1" office:value-type="float" office:value="2.6" calcext:value-type="float">
            <text:p>2.6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HDF5</text:p>
          </table:table-cell>
          <table:table-cell table:style-name="ce1" office:value-type="string" calcext:value-type="string">
            <text:p>1.10.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Mumps</text:p>
          </table:table-cell>
          <table:table-cell table:style-name="ce1" office:value-type="string" calcext:value-type="string">
            <text:p>5.4.0.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NetCDF</text:p>
          </table:table-cell>
          <table:table-cell table:style-name="ce1" office:value-type="string" calcext:value-type="string">
            <text:p>4.7.4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Numdiff</text:p>
          </table:table-cell>
          <table:table-cell table:style-name="ce1" office:value-type="string" calcext:value-type="string">
            <text:p>5.9.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Oce-OCE</text:p>
          </table:table-cell>
          <table:table-cell table:style-name="ce1" office:value-type="string" calcext:value-type="string">
            <text:p>0.18.3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OpenBLAS</text:p>
          </table:table-cell>
          <table:table-cell table:style-name="ce1" office:value-type="string" calcext:value-type="string">
            <text:p>0.3.17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4est</text:p>
          </table:table-cell>
          <table:table-cell table:style-name="ce1" office:value-type="string" calcext:value-type="string">
            <text:p>2.3.2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arMETIS</text:p>
          </table:table-cell>
          <table:table-cell table:style-name="ce1" office:value-type="string" calcext:value-type="string">
            <text:p>4.0.3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ETSc</text:p>
          </table:table-cell>
          <table:table-cell table:style-name="ce1" office:value-type="string" calcext:value-type="string">
            <text:p>3.16.4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calapack</text:p>
          </table:table-cell>
          <table:table-cell table:style-name="ce1" office:value-type="string" calcext:value-type="string">
            <text:p>2.1.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LEPc</text:p>
          </table:table-cell>
          <table:table-cell table:style-name="ce1" office:value-type="string" calcext:value-type="string">
            <text:p>3.16.2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undials</text:p>
          </table:table-cell>
          <table:table-cell table:style-name="ce1" office:value-type="string" calcext:value-type="string">
            <text:p>5.7.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uperLU Dist</text:p>
          </table:table-cell>
          <table:table-cell table:style-name="ce1" office:value-type="string" calcext:value-type="string">
            <text:p>5.1.2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ymengine</text:p>
          </table:table-cell>
          <table:table-cell table:style-name="ce1" office:value-type="string" calcext:value-type="string">
            <text:p>0.8.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Trilinos Release</text:p>
          </table:table-cell>
          <table:table-cell table:style-name="ce1" office:value-type="string" calcext:value-type="string">
            <text:p>13.2.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Zlib</text:p>
          </table:table-cell>
          <table:table-cell table:style-name="ce1" office:value-type="string" calcext:value-type="string">
            <text:p>1.2.8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5" table:number-columns-repeated="7"/>
          <table:table-cell table:number-columns-repeated="2"/>
        </table:table-row>
        <table:table-row table:style-name="ro1">
          <table:table-cell/>
          <table:table-cell table:style-name="ce6" table:number-columns-repeated="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66,049 DoFs</text:p>
          </table:table-cell>
          <table:table-cell office:value-type="string" calcext:value-type="string">
            <text:p>Square mesh</text:p>
          </table:table-cell>
          <table:table-cell table:style-name="ce2" office:value-type="string" calcext:value-type="string">
            <text:p>(0,1)x(0,1)</text:p>
          </table:table-cell>
          <table:table-cell table:style-name="ce2"/>
          <table:table-cell table:style-name="ce2" office:value-type="string" calcext:value-type="string">
            <text:p>s=0.25</text:p>
          </table:table-cell>
          <table:table-cell table:style-name="ce2" office:value-type="string" calcext:value-type="string">
            <text:p>Y=10.0</text:p>
          </table:table-cell>
          <table:table-cell table:style-name="ce2" office:value-type="string" calcext:value-type="string">
            <text:p>K = 32,00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Strong Scaling</text:p>
          </table:table-cell>
          <table:table-cell table:style-name="ce5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umber of Ranks</text:p>
          </table:table-cell>
          <table:table-cell table:style-name="ce6" office:value-type="string" calcext:value-type="string">
            <text:p>run 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vg</text:p>
          </table:table-cell>
          <table:table-cell table:style-name="ce6" office:value-type="string" calcext:value-type="string">
            <text:p>Speedup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8.949" calcext:value-type="float">
            <text:p>1488.949</text:p>
          </table:table-cell>
          <table:table-cell table:style-name="ce2" office:value-type="float" office:value="1491.3559" calcext:value-type="float">
            <text:p>1491.3559</text:p>
          </table:table-cell>
          <table:table-cell table:style-name="ce2" office:value-type="float" office:value="1494.376" calcext:value-type="float">
            <text:p>1494.376</text:p>
          </table:table-cell>
          <table:table-cell table:style-name="ce2" office:value-type="float" office:value="1492.0554" calcext:value-type="float">
            <text:p>1492.0554</text:p>
          </table:table-cell>
          <table:table-cell table:style-name="ce2" office:value-type="float" office:value="1491.7481" calcext:value-type="float">
            <text:p>1491.7481</text:p>
          </table:table-cell>
          <table:table-cell table:style-name="ce2" office:value-type="float" office:value="1491.69688" calcext:value-type="float">
            <text:p>1491.6968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1.08087" calcext:value-type="float">
            <text:p>671.08087</text:p>
          </table:table-cell>
          <table:table-cell table:style-name="ce2" office:value-type="float" office:value="670.6804" calcext:value-type="float">
            <text:p>670.6804</text:p>
          </table:table-cell>
          <table:table-cell table:style-name="ce2" office:value-type="float" office:value="670.72347" calcext:value-type="float">
            <text:p>670.72347</text:p>
          </table:table-cell>
          <table:table-cell table:style-name="ce2" office:value-type="float" office:value="670.67954" calcext:value-type="float">
            <text:p>670.67954</text:p>
          </table:table-cell>
          <table:table-cell table:style-name="ce2" office:value-type="float" office:value="670.79527" calcext:value-type="float">
            <text:p>670.79527</text:p>
          </table:table-cell>
          <table:table-cell table:style-name="ce2" office:value-type="float" office:value="670.79191" calcext:value-type="float">
            <text:p>670.79191</text:p>
          </table:table-cell>
          <table:table-cell table:style-name="ce2" office:value-type="float" office:value="2.22378484" calcext:value-type="float">
            <text:p>2.2237848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7.9025" calcext:value-type="float">
            <text:p>347.9025</text:p>
          </table:table-cell>
          <table:table-cell table:style-name="ce2" office:value-type="float" office:value="347.89997" calcext:value-type="float">
            <text:p>347.89997</text:p>
          </table:table-cell>
          <table:table-cell table:style-name="ce2" office:value-type="float" office:value="347.88253" calcext:value-type="float">
            <text:p>347.88253</text:p>
          </table:table-cell>
          <table:table-cell table:style-name="ce2" office:value-type="float" office:value="348.07808" calcext:value-type="float">
            <text:p>348.07808</text:p>
          </table:table-cell>
          <table:table-cell table:style-name="ce2" office:value-type="float" office:value="346.95698" calcext:value-type="float">
            <text:p>346.95698</text:p>
          </table:table-cell>
          <table:table-cell table:style-name="ce2" office:value-type="float" office:value="347.744012" calcext:value-type="float">
            <text:p>347.744012</text:p>
          </table:table-cell>
          <table:table-cell table:style-name="ce2" office:value-type="float" office:value="4.289640737" calcext:value-type="float">
            <text:p>4.28964073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3.15319" calcext:value-type="float">
            <text:p>183.15319</text:p>
          </table:table-cell>
          <table:table-cell table:style-name="ce2" office:value-type="float" office:value="182.81378" calcext:value-type="float">
            <text:p>182.81378</text:p>
          </table:table-cell>
          <table:table-cell table:style-name="ce2" office:value-type="float" office:value="183.50104" calcext:value-type="float">
            <text:p>183.50104</text:p>
          </table:table-cell>
          <table:table-cell table:style-name="ce2" office:value-type="float" office:value="183.56351" calcext:value-type="float">
            <text:p>183.56351</text:p>
          </table:table-cell>
          <table:table-cell table:style-name="ce2" office:value-type="float" office:value="183.54928" calcext:value-type="float">
            <text:p>183.54928</text:p>
          </table:table-cell>
          <table:table-cell table:style-name="ce2" office:value-type="float" office:value="183.31616" calcext:value-type="float">
            <text:p>183.31616</text:p>
          </table:table-cell>
          <table:table-cell table:style-name="ce2" office:value-type="float" office:value="8.137290679" calcext:value-type="float">
            <text:p>8.13729067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6.44985" calcext:value-type="float">
            <text:p>126.44985</text:p>
          </table:table-cell>
          <table:table-cell table:style-name="ce2" office:value-type="float" office:value="126.45027" calcext:value-type="float">
            <text:p>126.45027</text:p>
          </table:table-cell>
          <table:table-cell table:style-name="ce2" office:value-type="float" office:value="126.82747" calcext:value-type="float">
            <text:p>126.82747</text:p>
          </table:table-cell>
          <table:table-cell table:style-name="ce2" office:value-type="float" office:value="126.55314" calcext:value-type="float">
            <text:p>126.55314</text:p>
          </table:table-cell>
          <table:table-cell table:style-name="ce2" office:value-type="float" office:value="126.33887" calcext:value-type="float">
            <text:p>126.33887</text:p>
          </table:table-cell>
          <table:table-cell table:style-name="ce2" office:value-type="float" office:value="126.52392" calcext:value-type="float">
            <text:p>126.52392</text:p>
          </table:table-cell>
          <table:table-cell table:style-name="ce2" office:value-type="float" office:value="11.78984085" calcext:value-type="float">
            <text:p>11.7898408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7.05876" calcext:value-type="float">
            <text:p>97.05876</text:p>
          </table:table-cell>
          <table:table-cell table:style-name="ce2" office:value-type="float" office:value="97.104682" calcext:value-type="float">
            <text:p>97.104682</text:p>
          </table:table-cell>
          <table:table-cell table:style-name="ce2" office:value-type="float" office:value="96.69196" calcext:value-type="float">
            <text:p>96.69196</text:p>
          </table:table-cell>
          <table:table-cell table:style-name="ce2" office:value-type="float" office:value="96.966253" calcext:value-type="float">
            <text:p>96.966253</text:p>
          </table:table-cell>
          <table:table-cell table:style-name="ce2" office:value-type="float" office:value="96.860579" calcext:value-type="float">
            <text:p>96.860579</text:p>
          </table:table-cell>
          <table:table-cell table:style-name="ce2" office:value-type="float" office:value="96.9364468" calcext:value-type="float">
            <text:p>96.9364468</text:p>
          </table:table-cell>
          <table:table-cell table:style-name="ce2" office:value-type="float" office:value="15.38840064" calcext:value-type="float">
            <text:p>15.3884006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9.265237" calcext:value-type="float">
            <text:p>79.265237</text:p>
          </table:table-cell>
          <table:table-cell table:style-name="ce2" office:value-type="float" office:value="79.306061" calcext:value-type="float">
            <text:p>79.306061</text:p>
          </table:table-cell>
          <table:table-cell table:style-name="ce2" office:value-type="float" office:value="79.352823" calcext:value-type="float">
            <text:p>79.352823</text:p>
          </table:table-cell>
          <table:table-cell table:style-name="ce2" office:value-type="float" office:value="79.168201" calcext:value-type="float">
            <text:p>79.168201</text:p>
          </table:table-cell>
          <table:table-cell table:style-name="ce2" office:value-type="float" office:value="79.045383" calcext:value-type="float">
            <text:p>79.045383</text:p>
          </table:table-cell>
          <table:table-cell table:style-name="ce2" office:value-type="float" office:value="79.227541" calcext:value-type="float">
            <text:p>79.227541</text:p>
          </table:table-cell>
          <table:table-cell table:style-name="ce2" office:value-type="float" office:value="18.82800932" calcext:value-type="float">
            <text:p>18.8280093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8.138137" calcext:value-type="float">
            <text:p>68.138137</text:p>
          </table:table-cell>
          <table:table-cell table:style-name="ce2" office:value-type="float" office:value="68.328502" calcext:value-type="float">
            <text:p>68.328502</text:p>
          </table:table-cell>
          <table:table-cell table:style-name="ce2" office:value-type="float" office:value="68.18424" calcext:value-type="float">
            <text:p>68.18424</text:p>
          </table:table-cell>
          <table:table-cell table:style-name="ce2" office:value-type="float" office:value="68.273437" calcext:value-type="float">
            <text:p>68.273437</text:p>
          </table:table-cell>
          <table:table-cell table:style-name="ce2" office:value-type="float" office:value="68.223325" calcext:value-type="float">
            <text:p>68.223325</text:p>
          </table:table-cell>
          <table:table-cell table:style-name="ce2" office:value-type="float" office:value="68.2295282" calcext:value-type="float">
            <text:p>68.2295282</text:p>
          </table:table-cell>
          <table:table-cell table:style-name="ce2" office:value-type="float" office:value="21.86292239" calcext:value-type="float">
            <text:p>21.8629223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1.654965" calcext:value-type="float">
            <text:p>61.654965</text:p>
          </table:table-cell>
          <table:table-cell table:style-name="ce2" office:value-type="float" office:value="61.956285" calcext:value-type="float">
            <text:p>61.956285</text:p>
          </table:table-cell>
          <table:table-cell table:style-name="ce2" office:value-type="float" office:value="61.705925" calcext:value-type="float">
            <text:p>61.705925</text:p>
          </table:table-cell>
          <table:table-cell table:style-name="ce2" office:value-type="float" office:value="61.61239" calcext:value-type="float">
            <text:p>61.61239</text:p>
          </table:table-cell>
          <table:table-cell table:style-name="ce2" office:value-type="float" office:value="61.50053" calcext:value-type="float">
            <text:p>61.50053</text:p>
          </table:table-cell>
          <table:table-cell table:style-name="ce2" office:value-type="float" office:value="61.686019" calcext:value-type="float">
            <text:p>61.686019</text:p>
          </table:table-cell>
          <table:table-cell table:style-name="ce2" office:value-type="float" office:value="24.18209027" calcext:value-type="float">
            <text:p>24.1820902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.668756" calcext:value-type="float">
            <text:p>57.668756</text:p>
          </table:table-cell>
          <table:table-cell table:style-name="ce2" office:value-type="float" office:value="57.845518" calcext:value-type="float">
            <text:p>57.845518</text:p>
          </table:table-cell>
          <table:table-cell table:style-name="ce2" office:value-type="float" office:value="57.816192" calcext:value-type="float">
            <text:p>57.816192</text:p>
          </table:table-cell>
          <table:table-cell table:style-name="ce2" office:value-type="float" office:value="57.667597" calcext:value-type="float">
            <text:p>57.667597</text:p>
          </table:table-cell>
          <table:table-cell table:style-name="ce2" office:value-type="float" office:value="57.481907" calcext:value-type="float">
            <text:p>57.481907</text:p>
          </table:table-cell>
          <table:table-cell table:style-name="ce2" office:value-type="float" office:value="57.695994" calcext:value-type="float">
            <text:p>57.695994</text:p>
          </table:table-cell>
          <table:table-cell table:style-name="ce2" office:value-type="float" office:value="25.85442726" calcext:value-type="float">
            <text:p>25.85442726</text:p>
          </table:table-cell>
          <table:table-cell table:style-name="ce3" table:number-columns-repeated="2"/>
        </table:table-row>
        <table:table-row table:style-name="ro1">
          <table:table-cell table:style-name="ce3" table:number-columns-repeated="10"/>
        </table:table-row>
        <table:table-row table:style-name="ro1">
          <table:table-cell/>
          <table:table-cell table:style-name="ce5" table:number-columns-repeated="7"/>
          <table:table-cell table:style-name="ce3" table:number-columns-repeated="2"/>
        </table:table-row>
        <table:table-row table:style-name="ro2">
          <table:table-cell office:value-type="string" calcext:value-type="string">
            <text:p>66,049 DoFs</text:p>
          </table:table-cell>
          <table:table-cell office:value-type="string" calcext:value-type="string">
            <text:p>Square mesh</text:p>
          </table:table-cell>
          <table:table-cell table:style-name="ce2" office:value-type="string" calcext:value-type="string">
            <text:p>(0,1)x(0,1)</text:p>
          </table:table-cell>
          <table:table-cell table:style-name="ce2"/>
          <table:table-cell table:style-name="ce2" office:value-type="string" calcext:value-type="string">
            <text:p>s=0.25</text:p>
          </table:table-cell>
          <table:table-cell table:style-name="ce2" office:value-type="string" calcext:value-type="string">
            <text:p>Y=10.0</text:p>
          </table:table-cell>
          <table:table-cell table:style-name="ce2" office:value-type="string" calcext:value-type="string">
            <text:p>K = 32,000 times number of ranks</text:p>
          </table:table-cell>
          <table:table-cell table:style-name="ce6"/>
          <table:table-cell table:style-name="ce3" table:number-columns-repeated="2"/>
        </table:table-row>
        <table:table-row table:style-name="ro1" table:number-rows-repeated="2">
          <table:table-cell table:number-columns-repeated="2"/>
          <table:table-cell table:style-name="ce2"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Weak Scaling</text:p>
          </table:table-cell>
          <table:table-cell table:style-name="ce5"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Number of Ranks</text:p>
          </table:table-cell>
          <table:table-cell table:style-name="ce6" office:value-type="string" calcext:value-type="string">
            <text:p>run 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vg</text:p>
          </table:table-cell>
          <table:table-cell table:style-name="ce6" office:value-type="string" calcext:value-type="string">
            <text:p>Parallel Efficiency</text:p>
          </table:table-cell>
          <table:table-cell table:style-name="ce3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9.5082" calcext:value-type="float">
            <text:p>1489.5082</text:p>
          </table:table-cell>
          <table:table-cell table:style-name="ce2" office:value-type="float" office:value="1490.8134" calcext:value-type="float">
            <text:p>1490.8134</text:p>
          </table:table-cell>
          <table:table-cell table:style-name="ce2" office:value-type="float" office:value="1490.5998" calcext:value-type="float">
            <text:p>1490.5998</text:p>
          </table:table-cell>
          <table:table-cell table:style-name="ce2" office:value-type="float" office:value="1489.0528" calcext:value-type="float">
            <text:p>1489.0528</text:p>
          </table:table-cell>
          <table:table-cell table:style-name="ce2" office:value-type="float" office:value="1492.5201" calcext:value-type="float">
            <text:p>1492.5201</text:p>
          </table:table-cell>
          <table:table-cell table:style-name="ce2" office:value-type="float" office:value="1490.49886" calcext:value-type="float">
            <text:p>1490.49886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2.668" calcext:value-type="float">
            <text:p>1302.668</text:p>
          </table:table-cell>
          <table:table-cell table:style-name="ce2" office:value-type="float" office:value="1302.315" calcext:value-type="float">
            <text:p>1302.315</text:p>
          </table:table-cell>
          <table:table-cell table:style-name="ce2" office:value-type="float" office:value="1309.069" calcext:value-type="float">
            <text:p>1309.069</text:p>
          </table:table-cell>
          <table:table-cell table:style-name="ce2" office:value-type="float" office:value="1310.2521" calcext:value-type="float">
            <text:p>1310.2521</text:p>
          </table:table-cell>
          <table:table-cell table:style-name="ce2" office:value-type="float" office:value="1307.5045" calcext:value-type="float">
            <text:p>1307.5045</text:p>
          </table:table-cell>
          <table:table-cell table:style-name="ce2" office:value-type="float" office:value="1306.36172" calcext:value-type="float">
            <text:p>1306.36172</text:p>
          </table:table-cell>
          <table:table-cell table:style-name="ce2" office:value-type="float" office:value="1.140954176" calcext:value-type="float">
            <text:p>1.140954176</text:p>
          </table:table-cell>
          <table:table-cell table:style-name="ce3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7.1169" calcext:value-type="float">
            <text:p>1347.1169</text:p>
          </table:table-cell>
          <table:table-cell table:style-name="ce2" office:value-type="float" office:value="1346.8921" calcext:value-type="float">
            <text:p>1346.8921</text:p>
          </table:table-cell>
          <table:table-cell table:style-name="ce2" office:value-type="float" office:value="1349.2984" calcext:value-type="float">
            <text:p>1349.2984</text:p>
          </table:table-cell>
          <table:table-cell table:style-name="ce2" office:value-type="float" office:value="1337.4071" calcext:value-type="float">
            <text:p>1337.4071</text:p>
          </table:table-cell>
          <table:table-cell table:style-name="ce2" office:value-type="float" office:value="1338.7602" calcext:value-type="float">
            <text:p>1338.7602</text:p>
          </table:table-cell>
          <table:table-cell table:style-name="ce2" office:value-type="float" office:value="1343.89494" calcext:value-type="float">
            <text:p>1343.89494</text:p>
          </table:table-cell>
          <table:table-cell table:style-name="ce2" office:value-type="float" office:value="1.109088825" calcext:value-type="float">
            <text:p>1.109088825</text:p>
          </table:table-cell>
          <table:table-cell table:style-name="ce3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8.2039" calcext:value-type="float">
            <text:p>1358.2039</text:p>
          </table:table-cell>
          <table:table-cell table:style-name="ce2" office:value-type="float" office:value="1356.6102" calcext:value-type="float">
            <text:p>1356.6102</text:p>
          </table:table-cell>
          <table:table-cell table:style-name="ce2" office:value-type="float" office:value="1353.6375" calcext:value-type="float">
            <text:p>1353.6375</text:p>
          </table:table-cell>
          <table:table-cell table:style-name="ce2" office:value-type="float" office:value="1355.0341" calcext:value-type="float">
            <text:p>1355.0341</text:p>
          </table:table-cell>
          <table:table-cell table:style-name="ce2" office:value-type="float" office:value="1351.8627" calcext:value-type="float">
            <text:p>1351.8627</text:p>
          </table:table-cell>
          <table:table-cell table:style-name="ce2" office:value-type="float" office:value="1355.06968" calcext:value-type="float">
            <text:p>1355.06968</text:p>
          </table:table-cell>
          <table:table-cell table:style-name="ce2" office:value-type="float" office:value="1.099942595" calcext:value-type="float">
            <text:p>1.099942595</text:p>
          </table:table-cell>
          <table:table-cell table:style-name="ce3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56.1599" calcext:value-type="float">
            <text:p>1356.1599</text:p>
          </table:table-cell>
          <table:table-cell table:style-name="ce2" office:value-type="float" office:value="1352.2246" calcext:value-type="float">
            <text:p>1352.2246</text:p>
          </table:table-cell>
          <table:table-cell table:style-name="ce2" office:value-type="float" office:value="1355.7281" calcext:value-type="float">
            <text:p>1355.7281</text:p>
          </table:table-cell>
          <table:table-cell table:style-name="ce2" office:value-type="float" office:value="1356.0752" calcext:value-type="float">
            <text:p>1356.0752</text:p>
          </table:table-cell>
          <table:table-cell table:style-name="ce2" office:value-type="float" office:value="1362.5686" calcext:value-type="float">
            <text:p>1362.5686</text:p>
          </table:table-cell>
          <table:table-cell table:style-name="ce2" office:value-type="float" office:value="1356.55128" calcext:value-type="float">
            <text:p>1356.55128</text:p>
          </table:table-cell>
          <table:table-cell table:style-name="ce2" office:value-type="float" office:value="1.098741258" calcext:value-type="float">
            <text:p>1.098741258</text:p>
          </table:table-cell>
          <table:table-cell table:style-name="ce3"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62.8579" calcext:value-type="float">
            <text:p>1362.8579</text:p>
          </table:table-cell>
          <table:table-cell table:style-name="ce2" office:value-type="float" office:value="1358.8767" calcext:value-type="float">
            <text:p>1358.8767</text:p>
          </table:table-cell>
          <table:table-cell table:style-name="ce2" office:value-type="float" office:value="1357.7716" calcext:value-type="float">
            <text:p>1357.7716</text:p>
          </table:table-cell>
          <table:table-cell table:style-name="ce2" office:value-type="float" office:value="1366.6418" calcext:value-type="float">
            <text:p>1366.6418</text:p>
          </table:table-cell>
          <table:table-cell table:style-name="ce2" office:value-type="float" office:value="1361.8871" calcext:value-type="float">
            <text:p>1361.8871</text:p>
          </table:table-cell>
          <table:table-cell table:style-name="ce2" office:value-type="float" office:value="1361.60702" calcext:value-type="float">
            <text:p>1361.60702</text:p>
          </table:table-cell>
          <table:table-cell table:style-name="ce2" office:value-type="float" office:value="1.094661557" calcext:value-type="float">
            <text:p>1.094661557</text:p>
          </table:table-cell>
          <table:table-cell table:style-name="ce3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68.0339" calcext:value-type="float">
            <text:p>1368.0339</text:p>
          </table:table-cell>
          <table:table-cell table:style-name="ce2" office:value-type="float" office:value="1362.8658" calcext:value-type="float">
            <text:p>1362.8658</text:p>
          </table:table-cell>
          <table:table-cell table:style-name="ce2" office:value-type="float" office:value="1363.3966" calcext:value-type="float">
            <text:p>1363.3966</text:p>
          </table:table-cell>
          <table:table-cell table:style-name="ce2" office:value-type="float" office:value="1361.1074" calcext:value-type="float">
            <text:p>1361.1074</text:p>
          </table:table-cell>
          <table:table-cell table:style-name="ce2" office:value-type="float" office:value="1363.5709" calcext:value-type="float">
            <text:p>1363.5709</text:p>
          </table:table-cell>
          <table:table-cell table:style-name="ce2" office:value-type="float" office:value="1363.79492" calcext:value-type="float">
            <text:p>1363.79492</text:p>
          </table:table-cell>
          <table:table-cell table:style-name="ce2" office:value-type="float" office:value="1.09290542" calcext:value-type="float">
            <text:p>1.09290542</text:p>
          </table:table-cell>
          <table:table-cell table:style-name="ce3"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77.2363" calcext:value-type="float">
            <text:p>1377.2363</text:p>
          </table:table-cell>
          <table:table-cell table:style-name="ce2" office:value-type="float" office:value="1375.8539" calcext:value-type="float">
            <text:p>1375.8539</text:p>
          </table:table-cell>
          <table:table-cell table:style-name="ce2" office:value-type="float" office:value="1376.6198" calcext:value-type="float">
            <text:p>1376.6198</text:p>
          </table:table-cell>
          <table:table-cell table:style-name="ce2" office:value-type="float" office:value="1377.8845" calcext:value-type="float">
            <text:p>1377.8845</text:p>
          </table:table-cell>
          <table:table-cell table:style-name="ce2" office:value-type="float" office:value="1380.9196" calcext:value-type="float">
            <text:p>1380.9196</text:p>
          </table:table-cell>
          <table:table-cell table:style-name="ce2" office:value-type="float" office:value="1377.70282" calcext:value-type="float">
            <text:p>1377.70282</text:p>
          </table:table-cell>
          <table:table-cell table:style-name="ce2" office:value-type="float" office:value="1.081872548" calcext:value-type="float">
            <text:p>1.081872548</text:p>
          </table:table-cell>
          <table:table-cell table:style-name="ce3"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00.8558" calcext:value-type="float">
            <text:p>1400.8558</text:p>
          </table:table-cell>
          <table:table-cell table:style-name="ce2" office:value-type="float" office:value="1409.0692" calcext:value-type="float">
            <text:p>1409.0692</text:p>
          </table:table-cell>
          <table:table-cell table:style-name="ce2" office:value-type="float" office:value="1407.5534" calcext:value-type="float">
            <text:p>1407.5534</text:p>
          </table:table-cell>
          <table:table-cell table:style-name="ce2" office:value-type="float" office:value="1407.4151" calcext:value-type="float">
            <text:p>1407.4151</text:p>
          </table:table-cell>
          <table:table-cell table:style-name="ce2" office:value-type="float" office:value="1406.6023" calcext:value-type="float">
            <text:p>1406.6023</text:p>
          </table:table-cell>
          <table:table-cell table:style-name="ce2" office:value-type="float" office:value="1406.29916" calcext:value-type="float">
            <text:p>1406.29916</text:p>
          </table:table-cell>
          <table:table-cell table:style-name="ce2" office:value-type="float" office:value="1.059873249" calcext:value-type="float">
            <text:p>1.059873249</text:p>
          </table:table-cell>
          <table:table-cell table:style-name="ce3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6.4599" calcext:value-type="float">
            <text:p>1456.4599</text:p>
          </table:table-cell>
          <table:table-cell table:style-name="ce2" office:value-type="float" office:value="1458.5876" calcext:value-type="float">
            <text:p>1458.5876</text:p>
          </table:table-cell>
          <table:table-cell table:style-name="ce2" office:value-type="float" office:value="1457.5407" calcext:value-type="float">
            <text:p>1457.5407</text:p>
          </table:table-cell>
          <table:table-cell table:style-name="ce2" office:value-type="float" office:value="1457.8075" calcext:value-type="float">
            <text:p>1457.8075</text:p>
          </table:table-cell>
          <table:table-cell table:style-name="ce2" office:value-type="float" office:value="1457.822" calcext:value-type="float">
            <text:p>1457.822</text:p>
          </table:table-cell>
          <table:table-cell table:style-name="ce2" office:value-type="float" office:value="1457.64354" calcext:value-type="float">
            <text:p>1457.64354</text:p>
          </table:table-cell>
          <table:table-cell table:style-name="ce2" office:value-type="float" office:value="1.022540024" calcext:value-type="float">
            <text:p>1.022540024</text:p>
          </table:table-cell>
          <table:table-cell table:style-name="ce3"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8.138137" calcext:value-type="float">
            <text:p>68.138137</text:p>
          </table:table-cell>
          <table:table-cell table:style-name="ce2" office:value-type="float" office:value="68.328502" calcext:value-type="float">
            <text:p>68.328502</text:p>
          </table:table-cell>
          <table:table-cell table:style-name="ce2" office:value-type="float" office:value="68.18424" calcext:value-type="float">
            <text:p>68.18424</text:p>
          </table:table-cell>
          <table:table-cell table:style-name="ce2" office:value-type="float" office:value="68.273437" calcext:value-type="float">
            <text:p>68.273437</text:p>
          </table:table-cell>
          <table:table-cell table:style-name="ce2" office:value-type="float" office:value="68.223325" calcext:value-type="float">
            <text:p>68.223325</text:p>
          </table:table-cell>
          <table:table-cell table:style-name="ce2" office:value-type="float" office:value="68.2295282" calcext:value-type="float">
            <text:p>68.2295282</text:p>
          </table:table-cell>
          <table:table-cell table:style-name="ce2" office:value-type="float" office:value="21.86292239" calcext:value-type="float">
            <text:p>21.86292239</text:p>
          </table:table-cell>
          <table:table-cell table:style-name="ce3"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1.654965" calcext:value-type="float">
            <text:p>61.654965</text:p>
          </table:table-cell>
          <table:table-cell table:style-name="ce2" office:value-type="float" office:value="61.956285" calcext:value-type="float">
            <text:p>61.956285</text:p>
          </table:table-cell>
          <table:table-cell table:style-name="ce2" office:value-type="float" office:value="61.705925" calcext:value-type="float">
            <text:p>61.705925</text:p>
          </table:table-cell>
          <table:table-cell table:style-name="ce2" office:value-type="float" office:value="61.61239" calcext:value-type="float">
            <text:p>61.61239</text:p>
          </table:table-cell>
          <table:table-cell table:style-name="ce2" office:value-type="float" office:value="61.50053" calcext:value-type="float">
            <text:p>61.50053</text:p>
          </table:table-cell>
          <table:table-cell table:style-name="ce2" office:value-type="float" office:value="61.686019" calcext:value-type="float">
            <text:p>61.686019</text:p>
          </table:table-cell>
          <table:table-cell table:style-name="ce2" office:value-type="float" office:value="24.18209027" calcext:value-type="float">
            <text:p>24.18209027</text:p>
          </table:table-cell>
          <table:table-cell table:style-name="ce3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.668756" calcext:value-type="float">
            <text:p>57.668756</text:p>
          </table:table-cell>
          <table:table-cell table:style-name="ce2" office:value-type="float" office:value="57.845518" calcext:value-type="float">
            <text:p>57.845518</text:p>
          </table:table-cell>
          <table:table-cell table:style-name="ce2" office:value-type="float" office:value="57.816192" calcext:value-type="float">
            <text:p>57.816192</text:p>
          </table:table-cell>
          <table:table-cell table:style-name="ce2" office:value-type="float" office:value="57.667597" calcext:value-type="float">
            <text:p>57.667597</text:p>
          </table:table-cell>
          <table:table-cell table:style-name="ce2" office:value-type="float" office:value="57.481907" calcext:value-type="float">
            <text:p>57.481907</text:p>
          </table:table-cell>
          <table:table-cell table:style-name="ce2" office:value-type="float" office:value="57.695994" calcext:value-type="float">
            <text:p>57.695994</text:p>
          </table:table-cell>
          <table:table-cell table:style-name="ce2" office:value-type="float" office:value="25.85442726" calcext:value-type="float">
            <text:p>25.85442726</text:p>
          </table:table-cell>
          <table:table-cell table:style-name="ce3" table:number-columns-repeated="2"/>
        </table:table-row>
        <table:table-row table:style-name="ro1" table:number-rows-repeated="4">
          <table:table-cell table:number-columns-repeated="2"/>
          <table:table-cell table:style-name="ce2" table:number-columns-repeated="6"/>
          <table:table-cell table:style-name="ce3" table:number-columns-repeated="2"/>
        </table:table-row>
        <table:table-row table:style-name="ro1" table:number-rows-repeated="9">
          <table:table-cell table:style-name="ce3" table:number-columns-repeated="10"/>
        </table:table-row>
        <table:table-row table:style-name="ro1">
          <table:table-cell table:style-name="ce3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5T12:31:07.931734155</meta:creation-date>
    <dc:date>2024-09-25T16:41:50.019366361</dc:date>
    <meta:editing-duration>P1DT7H24M22S</meta:editing-duration>
    <meta:editing-cycles>21</meta:editing-cycles>
    <meta:generator>LibreOffice/7.3.7.2$Linux_X86_64 LibreOffice_project/30$Build-2</meta:generator>
    <meta:document-statistic meta:table-count="1" meta:cell-count="280" meta:object-count="0"/>
  </office:meta>
</office:document-meta>
</file>